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4"/>1 <text:s text:c="7"/>b2/9 <text:s text:c="6"/>2/9 <text:s text:c="5"/>-3 <text:s text:c="8"/>3 <text:s text:c="8"/>4/11 <text:s text:c="4"/>b5 <text:s text:c="8"/>5 <text:s text:c="7"/>b6/b13 <text:s text:c="4"/>6/13 <text:s text:c="4"/>b7 <text:s text:c="8"/>7 <text:s text:c="3"/></text:p>
      <text:p text:style-name="Preformatted_20_Text"><text:s text:c="4"/>I <text:s text:c="7"/>bii <text:s text:c="7"/>ii <text:s text:c="6"/>-iii <text:s text:c="6"/>iii <text:s text:c="6"/>IV <text:s text:c="6"/>-V <text:s text:c="8"/>V <text:s text:c="7"/>-vi <text:s text:c="7"/>vi <text:s text:c="6"/>-vii <text:s text:c="6"/>vii </text:p>
      <text:p text:style-name="Preformatted_20_Text"/>
      <text:p text:style-name="Preformatted_20_Text"><text:s text:c="4"/>C <text:s text:c="18"/>D <text:s text:c="18"/>E <text:s text:c="8"/>F <text:s text:c="18"/>G <text:s text:c="18"/>A <text:s text:c="18"/>B <text:s text:c="3"/></text:p>
      <text:p text:style-name="Preformatted_20_Text"/>
      <text:p text:style-name="Preformatted_20_Text"><text:s text:c="14"/>D <text:s text:c="18"/>E <text:s text:c="8"/>F <text:s text:c="18"/>G <text:s text:c="18"/>A <text:s text:c="18"/>B <text:s text:c="8"/>C <text:s text:c="3"/></text:p>
      <text:p text:style-name="Preformatted_20_Text"/>
      <text:p text:style-name="Preformatted_20_Text"><text:s text:c="4"/>D <text:s text:c="18"/>E <text:s text:c="8"/>F <text:s text:c="18"/>G <text:s text:c="18"/>A <text:s text:c="18"/>B <text:s text:c="8"/>C</text:p>
      <text:p text:style-name="Preformatted_20_Text"/>
      <text:p text:style-name="Preformatted_20_Text"><text:s text:c="14"/>E <text:s text:c="8"/>F <text:s text:c="18"/>G <text:s text:c="18"/>A <text:s text:c="18"/>B <text:s text:c="8"/>C <text:s text:c="18"/>D <text:s text:c="3"/></text:p>
      <text:p text:style-name="Preformatted_20_Text"/>
      <text:p text:style-name="Preformatted_20_Text"><text:s text:c="4"/>E <text:s text:c="8"/>F <text:s text:c="18"/>G <text:s text:c="18"/>A <text:s text:c="18"/>B <text:s text:c="8"/>C <text:s text:c="18"/>D</text:p>
      <text:p text:style-name="Preformatted_20_Text"/>
      <text:p text:style-name="Preformatted_20_Text"><text:s text:c="4"/>F <text:s text:c="18"/>G <text:s text:c="18"/>A <text:s text:c="18"/>B <text:s text:c="8"/>C <text:s text:c="18"/>D <text:s text:c="18"/>E <text:s text:c="3"/></text:p>
      <text:p text:style-name="Preformatted_20_Text"/>
      <text:p text:style-name="Preformatted_20_Text"><text:s text:c="14"/>G <text:s text:c="18"/>A <text:s text:c="18"/>B <text:s text:c="8"/>C <text:s text:c="18"/>D <text:s text:c="18"/>E <text:s text:c="8"/>F <text:s text:c="3"/></text:p>
      <text:p text:style-name="Preformatted_20_Text"/>
      <text:p text:style-name="Preformatted_20_Text"><text:s text:c="4"/>G <text:s text:c="18"/>A <text:s text:c="18"/>B <text:s text:c="8"/>C <text:s text:c="18"/>D <text:s text:c="18"/>E <text:s text:c="8"/>F</text:p>
      <text:p text:style-name="Preformatted_20_Text"/>
      <text:p text:style-name="Preformatted_20_Text"><text:s text:c="14"/>A <text:s text:c="18"/>B <text:s text:c="8"/>C <text:s text:c="18"/>D <text:s text:c="18"/>E <text:s text:c="8"/>F <text:s text:c="18"/>G <text:s text:c="3"/></text:p>
      <text:p text:style-name="Preformatted_20_Text"/>
      <text:p text:style-name="Preformatted_20_Text"><text:s text:c="4"/>A <text:s text:c="18"/>B <text:s text:c="8"/>C <text:s text:c="18"/>D <text:s text:c="18"/>E <text:s text:c="8"/>F <text:s text:c="18"/>G</text:p>
      <text:p text:style-name="Preformatted_20_Text"/>
      <text:p text:style-name="Preformatted_20_Text"><text:s text:c="14"/>B <text:s text:c="8"/>C <text:s text:c="18"/>D <text:s text:c="18"/>E <text:s text:c="8"/>F <text:s text:c="18"/>G <text:s text:c="18"/>A <text:s text:c="3"/></text:p>
      <text:p text:style-name="Preformatted_20_Text"/>
      <text:p text:style-name="Preformatted_20_Text"><text:s text:c="4"/>B <text:s text:c="8"/>C <text:s text:c="18"/>D <text:s text:c="18"/>E <text:s text:c="8"/>F <text:s text:c="18"/>G <text:s text:c="18"/>A</text:p>
      <text:p text:style-name="Preformatted_20_Text"/>
      <text:p text:style-name="Preformatted_20_Text"><text:s text:c="4"/>C <text:s text:c="18"/>D <text:s text:c="18"/>E <text:s text:c="8"/>F <text:s text:c="18"/>G <text:s text:c="18"/>A <text:s text:c="18"/>B <text:s text:c="3"/></text:p>
      <text:p text:style-name="Preformatted_20_Text"/>
      <text:p text:style-name="Preformatted_20_Text"/>
      <text:p text:style-name="Preformatted_20_Text"><text:s text:c="4"/>1 <text:s text:c="7"/>b2/9 <text:s text:c="6"/>2/9 <text:s text:c="5"/>-3 <text:s text:c="8"/>3 <text:s text:c="8"/>4/11 <text:s text:c="4"/>b5 <text:s text:c="8"/>5 <text:s text:c="7"/>b6/b13 <text:s text:c="4"/>6/13 <text:s text:c="4"/>b7 <text:s text:c="8"/>7 <text:s text:c="3"/></text:p>
      <text:p text:style-name="Preformatted_20_Text"><text:s text:c="4"/>I <text:s text:c="7"/>bii <text:s text:c="7"/>ii <text:s text:c="6"/>-iii <text:s text:c="6"/>iii <text:s text:c="6"/>IV <text:s text:c="6"/>-V <text:s text:c="8"/>V <text:s text:c="7"/>-vi <text:s text:c="7"/>vi <text:s text:c="6"/>-vii <text:s text:c="6"/>vii </text:p>
      <text:p text:style-name="Preformatted_20_Text"/>
      <text:p text:style-name="Preformatted_20_Text"><text:s text:c="4"/>C <text:s text:c="18"/>D <text:s text:c="18"/>E <text:s text:c="8"/>F <text:s text:c="18"/>G <text:s text:c="18"/>A <text:s text:c="18"/>B <text:s text:c="3"/></text:p>
      <text:p text:style-name="Preformatted_20_Text"/>
      <text:p text:style-name="Preformatted_20_Text"><text:s text:c="14"/>D <text:s text:c="18"/>E <text:s text:c="8"/>F <text:s text:c="18"/>G <text:s text:c="18"/>A <text:s text:c="18"/>B <text:s text:c="8"/>C <text:s text:c="3"/></text:p>
      <text:p text:style-name="Preformatted_20_Text"/>
      <text:p text:style-name="Preformatted_20_Text"><text:s text:c="4"/>D <text:s text:c="18"/>E <text:s text:c="8"/>F <text:s text:c="18"/>G <text:s text:c="18"/>A <text:s text:c="18"/>B <text:s text:c="8"/>C</text:p>
      <text:p text:style-name="Preformatted_20_Text"/>
      <text:p text:style-name="Preformatted_20_Text"><text:soft-page-break/><text:s text:c="14"/>E <text:s text:c="8"/>F <text:s text:c="18"/>G <text:s text:c="18"/>A <text:s text:c="18"/>B <text:s text:c="8"/>C <text:s text:c="18"/>D <text:s text:c="3"/></text:p>
      <text:p text:style-name="Preformatted_20_Text"/>
      <text:p text:style-name="Preformatted_20_Text"><text:s text:c="4"/>E <text:s text:c="8"/>F <text:s text:c="18"/>G <text:s text:c="18"/>A <text:s text:c="18"/>B <text:s text:c="8"/>C <text:s text:c="18"/>D</text:p>
      <text:p text:style-name="Preformatted_20_Text"/>
      <text:p text:style-name="Preformatted_20_Text"><text:s text:c="4"/>F <text:s text:c="18"/>G <text:s text:c="18"/>A <text:s text:c="18"/>B <text:s text:c="8"/>C <text:s text:c="18"/>D <text:s text:c="18"/>E <text:s text:c="3"/></text:p>
      <text:p text:style-name="Preformatted_20_Text"/>
      <text:p text:style-name="Preformatted_20_Text"><text:s text:c="14"/>G <text:s text:c="18"/>A <text:s text:c="18"/>B <text:s text:c="8"/>C <text:s text:c="18"/>D <text:s text:c="18"/>E <text:s text:c="8"/>F <text:s text:c="3"/></text:p>
      <text:p text:style-name="Preformatted_20_Text"/>
      <text:p text:style-name="Preformatted_20_Text"><text:s text:c="4"/>G <text:s text:c="18"/>A <text:s text:c="18"/>B <text:s text:c="8"/>C <text:s text:c="18"/>D <text:s text:c="18"/>E <text:s text:c="8"/>F</text:p>
      <text:p text:style-name="Preformatted_20_Text"/>
      <text:p text:style-name="Preformatted_20_Text"><text:s text:c="14"/>A <text:s text:c="18"/>B <text:s text:c="8"/>C <text:s text:c="18"/>D <text:s text:c="18"/>E <text:s text:c="8"/>F <text:s text:c="18"/>G <text:s text:c="3"/></text:p>
      <text:p text:style-name="Preformatted_20_Text"/>
      <text:p text:style-name="Preformatted_20_Text"><text:s text:c="4"/>A <text:s text:c="18"/>B <text:s text:c="8"/>C <text:s text:c="18"/>D <text:s text:c="18"/>E <text:s text:c="8"/>F <text:s text:c="18"/>G</text:p>
      <text:p text:style-name="Preformatted_20_Text"/>
      <text:p text:style-name="Preformatted_20_Text"><text:s text:c="14"/>B <text:s text:c="8"/>C <text:s text:c="18"/>D <text:s text:c="18"/>E <text:s text:c="8"/>F <text:s text:c="18"/>G <text:s text:c="18"/>A <text:s text:c="3"/></text:p>
      <text:p text:style-name="Preformatted_20_Text"/>
      <text:p text:style-name="Preformatted_20_Text"><text:s text:c="4"/>B <text:s text:c="8"/>C <text:s text:c="18"/>D <text:s text:c="18"/>E <text:s text:c="8"/>F <text:s text:c="18"/>G <text:s text:c="18"/>A</text:p>
      <text:p text:style-name="Preformatted_20_Text"/>
      <text:p text:style-name="Preformatted_20_Text"><text:s text:c="4"/>C <text:s text:c="18"/>D <text:s text:c="18"/>E <text:s text:c="8"/>F <text:s text:c="18"/>G <text:s text:c="18"/>A <text:s text:c="18"/>B <text:s text:c="3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3T16:27:31.275162825</dc:date>
    <meta:editing-duration>PT1M11S</meta:editing-duration>
    <meta:editing-cycles>1</meta:editing-cycles>
    <meta:document-statistic meta:table-count="0" meta:image-count="0" meta:object-count="0" meta:page-count="2" meta:paragraph-count="30" meta:word-count="230" meta:character-count="3428" meta:non-whitespace-character-count="304"/>
    <meta:generator>LibreOffice/6.0.7.3$Linux_X86_64 LibreOffice_project/00m0$Build-3</meta:generator>
  </office:meta>
</office:document-meta>
</file>